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f9441" officeooo:paragraph-rsid="000f9441"/>
    </style:style>
    <style:style style:name="P2" style:family="paragraph" style:parent-style-name="Standard">
      <style:paragraph-properties fo:text-align="center" style:justify-single-word="false"/>
      <style:text-properties officeooo:rsid="000f9441" officeooo:paragraph-rsid="000f9441"/>
    </style:style>
    <style:style style:name="P3" style:family="paragraph" style:parent-style-name="Standard">
      <style:paragraph-properties fo:text-align="start" style:justify-single-word="false"/>
      <style:text-properties officeooo:rsid="000f9441" officeooo:paragraph-rsid="000f9441"/>
    </style:style>
    <style:style style:name="P4" style:family="paragraph" style:parent-style-name="Standard">
      <style:paragraph-properties fo:text-align="start" style:justify-single-word="false"/>
      <style:text-properties fo:font-weight="bold" officeooo:rsid="00129985" officeooo:paragraph-rsid="00129985" style:font-weight-asian="bold" style:font-weight-complex="bold"/>
    </style:style>
    <style:style style:name="P5" style:family="paragraph" style:parent-style-name="Standard">
      <style:paragraph-properties fo:text-align="start" style:justify-single-word="false"/>
      <style:text-properties officeooo:paragraph-rsid="000f9441"/>
    </style:style>
    <style:style style:name="P6" style:family="paragraph" style:parent-style-name="Standard">
      <style:paragraph-properties fo:text-align="start" style:justify-single-word="false"/>
      <style:text-properties officeooo:rsid="001393b3" officeooo:paragraph-rsid="001393b3"/>
    </style:style>
    <style:style style:name="P7" style:family="paragraph" style:parent-style-name="Standard">
      <style:paragraph-properties fo:text-align="start" style:justify-single-word="false"/>
      <style:text-properties fo:font-weight="normal" officeooo:rsid="001393b3" officeooo:paragraph-rsid="001393b3" style:font-weight-asian="normal" style:font-weight-complex="normal"/>
    </style:style>
    <style:style style:name="P8" style:family="paragraph" style:parent-style-name="Standard">
      <style:paragraph-properties fo:text-align="start" style:justify-single-word="false"/>
      <style:text-properties fo:font-weight="normal" officeooo:rsid="0014f5f8" officeooo:paragraph-rsid="00129985"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1557c2" officeooo:paragraph-rsid="001557c2"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87dec" officeooo:paragraph-rsid="00187dec"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1a4c61" officeooo:paragraph-rsid="00187dec"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1a4c61" officeooo:paragraph-rsid="001a4c61"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dbcfc" officeooo:paragraph-rsid="001dbcfc"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1fa930" officeooo:paragraph-rsid="001fa930"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21f1ee" officeooo:paragraph-rsid="001dbcfc" style:font-weight-asian="normal" style:font-weight-complex="normal"/>
    </style:style>
    <style:style style:name="P16" style:family="paragraph" style:parent-style-name="Standard" style:list-style-name="L1">
      <style:paragraph-properties fo:text-align="start" style:justify-single-word="false"/>
      <style:text-properties officeooo:paragraph-rsid="0014f5f8"/>
    </style:style>
    <style:style style:name="P17" style:family="paragraph" style:parent-style-name="Standard" style:list-style-name="L1">
      <style:paragraph-properties fo:text-align="start" style:justify-single-word="false"/>
      <style:text-properties officeooo:paragraph-rsid="0016d68b"/>
    </style:style>
    <style:style style:name="P18" style:family="paragraph" style:parent-style-name="Standard" style:list-style-name="L1">
      <style:paragraph-properties fo:text-align="start" style:justify-single-word="false"/>
      <style:text-properties officeooo:paragraph-rsid="001f5711"/>
    </style:style>
    <style:style style:name="P19" style:family="paragraph" style:parent-style-name="Standard" style:list-style-name="L1">
      <style:paragraph-properties fo:text-align="start" style:justify-single-word="false"/>
      <style:text-properties officeooo:paragraph-rsid="00212c4a"/>
    </style:style>
    <style:style style:name="P20" style:family="paragraph" style:parent-style-name="Standard" style:list-style-name="L1">
      <style:paragraph-properties fo:text-align="start" style:justify-single-word="false"/>
      <style:text-properties fo:font-weight="bold" officeooo:rsid="0014f5f8" officeooo:paragraph-rsid="0014f5f8" style:font-weight-asian="bold" style:font-weight-complex="bold"/>
    </style:style>
    <style:style style:name="P21" style:family="paragraph" style:parent-style-name="Standard" style:list-style-name="L1">
      <style:paragraph-properties fo:text-align="start" style:justify-single-word="false"/>
      <style:text-properties fo:font-weight="bold" officeooo:rsid="0014f5f8" officeooo:paragraph-rsid="001557c2"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1557c2" officeooo:paragraph-rsid="001557c2" style:font-weight-asian="bold" style:font-weight-complex="bold"/>
    </style:style>
    <style:style style:name="P23" style:family="paragraph" style:parent-style-name="Standard" style:list-style-name="L1">
      <style:paragraph-properties fo:text-align="start" style:justify-single-word="false"/>
      <style:text-properties fo:font-weight="bold" officeooo:rsid="001bc54f" officeooo:paragraph-rsid="001bc54f" style:font-weight-asian="bold" style:font-weight-complex="bold"/>
    </style:style>
    <style:style style:name="P24" style:family="paragraph" style:parent-style-name="Standard" style:list-style-name="L1">
      <style:paragraph-properties fo:text-align="start" style:justify-single-word="false"/>
      <style:text-properties fo:font-weight="bold" officeooo:rsid="001dbcfc" officeooo:paragraph-rsid="001dbcfc" style:font-weight-asian="bold" style:font-weight-complex="bold"/>
    </style:style>
    <style:style style:name="P25" style:family="paragraph" style:parent-style-name="Standard" style:list-style-name="L1">
      <style:paragraph-properties fo:text-align="start" style:justify-single-word="false"/>
      <style:text-properties fo:font-weight="bold" officeooo:rsid="001fa930" officeooo:paragraph-rsid="001fa93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62f9" style:font-weight-asian="normal" style:font-weight-complex="normal"/>
    </style:style>
    <style:style style:name="T3" style:family="text">
      <style:text-properties fo:font-weight="normal" officeooo:rsid="00129985" style:font-weight-asian="normal" style:font-weight-complex="normal"/>
    </style:style>
    <style:style style:name="T4" style:family="text">
      <style:text-properties fo:font-weight="normal" officeooo:rsid="0014717c" style:font-weight-asian="normal" style:font-weight-complex="normal"/>
    </style:style>
    <style:style style:name="T5" style:family="text">
      <style:text-properties fo:font-weight="normal" officeooo:rsid="0014f5f8" style:font-weight-asian="normal" style:font-weight-complex="normal"/>
    </style:style>
    <style:style style:name="T6" style:family="text">
      <style:text-properties fo:font-weight="normal" officeooo:rsid="001557c2" style:font-weight-asian="normal" style:font-weight-complex="normal"/>
    </style:style>
    <style:style style:name="T7" style:family="text">
      <style:text-properties fo:font-weight="normal" officeooo:rsid="00168ef4" style:font-weight-asian="normal" style:font-weight-complex="normal"/>
    </style:style>
    <style:style style:name="T8" style:family="text">
      <style:text-properties fo:font-weight="normal" officeooo:rsid="0016d68b" style:font-weight-asian="normal" style:font-weight-complex="normal"/>
    </style:style>
    <style:style style:name="T9" style:family="text">
      <style:text-properties fo:font-weight="normal" officeooo:rsid="001f5711" style:font-weight-asian="normal" style:font-weight-complex="normal"/>
    </style:style>
    <style:style style:name="T10" style:family="text">
      <style:text-properties fo:font-weight="normal" officeooo:rsid="001fa930" style:font-weight-asian="normal" style:font-weight-complex="normal"/>
    </style:style>
    <style:style style:name="T11" style:family="text">
      <style:text-properties fo:font-weight="normal" officeooo:rsid="00212c4a" style:font-weight-asian="normal" style:font-weight-complex="normal"/>
    </style:style>
    <style:style style:name="T12" style:family="text">
      <style:text-properties fo:font-weight="normal" officeooo:rsid="0021f1ee" style:font-weight-asian="normal" style:font-weight-complex="normal"/>
    </style:style>
    <style:style style:name="T13" style:family="text">
      <style:text-properties fo:font-weight="bold" officeooo:rsid="000f9441" style:font-weight-asian="bold" style:font-weight-complex="bold"/>
    </style:style>
    <style:style style:name="T14" style:family="text">
      <style:text-properties fo:font-weight="bold" officeooo:rsid="0014f5f8" style:font-weight-asian="bold" style:font-weight-complex="bold"/>
    </style:style>
    <style:style style:name="T15" style:family="text">
      <style:text-properties fo:font-weight="bold" officeooo:rsid="0016d68b" style:font-weight-asian="bold" style:font-weight-complex="bold"/>
    </style:style>
    <style:style style:name="T16" style:family="text">
      <style:text-properties fo:font-weight="bold" officeooo:rsid="001f5711" style:font-weight-asian="bold" style:font-weight-complex="bold"/>
    </style:style>
    <style:style style:name="T17" style:family="text">
      <style:text-properties fo:font-weight="bold" officeooo:rsid="001fa930" style:font-weight-asian="bold" style:font-weight-complex="bold"/>
    </style:style>
    <style:style style:name="T18" style:family="text">
      <style:text-properties fo:font-weight="bold" officeooo:rsid="00212c4a" style:font-weight-asian="bold" style:font-weight-complex="bold"/>
    </style:style>
    <style:style style:name="T19" style:family="text">
      <style:text-properties officeooo:rsid="0014717c"/>
    </style:style>
    <style:style style:name="T20" style:family="text">
      <style:text-properties officeooo:rsid="001557c2"/>
    </style:style>
    <style:style style:name="T21" style:family="text">
      <style:text-properties officeooo:rsid="00168ef4"/>
    </style:style>
    <style:style style:name="T22" style:family="text">
      <style:text-properties officeooo:rsid="0021aba7"/>
    </style:style>
    <style:style style:name="T23" style:family="text">
      <style:text-properties officeooo:rsid="0021f1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m Nestelroad</text:p>
      <text:p text:style-name="P1">April 08, 2020</text:p>
      <text:p text:style-name="P1"/>
      <text:p text:style-name="P2">Home Automation Unit</text:p>
      <text:p text:style-name="P2"/>
      <text:p text:style-name="P3">Dear Professor Paradi<text:span text:style-name="T22">s</text:span>e,</text:p>
      <text:p text:style-name="P3"/>
      <text:p text:style-name="P3"><text:tab/>I’d first like to say thank you for taking a look at my work and giving any feed back you might have by the end of looking through this. This project has been in the works for quite some time now, and after a year of development and research, I think it is finally ready to come together as a whole. Below I will talk about what the project is as a whole first just to give you some over view before I dig into the database aspect. I should really emphasize that I really don’t know what I am doing and any advice you have to offer is greatly appreciated. Without further ado.</text:p>
      <text:p text:style-name="P3"/>
      <text:p text:style-name="P5"><text:span text:style-name="T13">Summary: </text:span><text:span text:style-name="T2">The goal of this project is to create a self sustaining and automated set of applications which will serve as the backbone of my house. More specifically, these apps would be pieces of code to open my front door for me, catalog every consumable object in the house, control lights, access speakers, </text:span><text:span text:style-name="T3">and monitor the </text:span><text:span text:style-name="T12">thermostat.</text:span><text:span text:style-name="T2"> I am essentially building a central unit to handl</text:span><text:span text:style-name="T3">e</text:span><text:span text:style-name="T2"> every aspect of my house. I understand there are devices and packages to </text:span><text:span text:style-name="T3">do</text:span><text:span text:style-name="T2"> most of these </text:span><text:span text:style-name="T3">task</text:span><text:span text:style-name="T2"> for me, but being a poor college student and bored programmer, I’ve decided it would be better </text:span><text:span text:style-name="T3">to</text:span><text:span text:style-name="T2"> developed </text:span><text:span text:style-name="T3">these</text:span><text:span text:style-name="T2"> in house. </text:span><text:span text:style-name="T3">If I do things right, my hope is that with a tight monitoring on lights, temperature, and electr</text:span><text:span text:style-name="T12">icity</text:span><text:span text:style-name="T3">, I will be able to minimize our energy consumption, save money, and have complete control all from my phone. </text:span></text:p>
      <text:p text:style-name="P6"><text:span text:style-name="T3">S</text:span><text:span text:style-name="T1">ide note, I have dubbed this project as Gozer.</text:span></text:p>
      <text:p text:style-name="P7"/>
      <text:p text:style-name="P4"><text:span text:style-name="T19">Data Storage</text:span>:<text:span text:style-name="T1"> </text:span><text:span text:style-name="T4">As of right now, most of the data storage tools I am using are little docker containers with either </text:span><text:span text:style-name="T12">PostgreSQL</text:span><text:span text:style-name="T4"> or mysql for each individual component of this project. I would like to have a singular location for the all of the apps to access, but I’m not really sure about my approach. Also, I plan on using </text:span><text:span text:style-name="T12">some kind</text:span><text:span text:style-name="T4"> of data lake/warehouse and amazons </text:span><text:span text:style-name="T12">AWS</text:span><text:span text:style-name="T4"> data analyzing tools/</text:span><text:span text:style-name="T12">visualizations.</text:span><text:span text:style-name="T4"> </text:span><text:span text:style-name="T5">Before I go into how I’ve planned this out, I’ll go through and describe what data I am storing for each component.</text:span></text:p>
      <text:p text:style-name="P8"/>
      <text:list xml:id="list2626725217" text:style-name="L1">
        <text:list-item>
          <text:p text:style-name="P20">Facial Recognition: </text:p>
          <text:list>
            <text:list-item>
              <text:p text:style-name="P16"><text:span text:style-name="T14">Functionality: </text:span><text:span text:style-name="T5">Using </text:span><text:span text:style-name="T12">python</text:span><text:span text:style-name="T5"> facial_recognition library, I can take 20 or so pictures of some one and then generate a unique 128 vector pickle encoding. Using this, I can take a live feed from </text:span><text:span text:style-name="T12">exterior</text:span><text:span text:style-name="T5"> cameras and determine if a) there is a face in the feed and b) if that face matches one of my pickle encodings. If both of those are true, the app will unlock which ever door that live stream is coming from.</text:span></text:p>
            </text:list-item>
            <text:list-item>
              <text:p text:style-name="P21">Data: </text:p>
              <text:list>
                <text:list-item>
                  <text:p text:style-name="P21"><text:span text:style-name="T1">The pickle encodings will be saved to a single file which gets appended whenever a new person is added to the list. </text:span><text:span text:style-name="T6">All of the </text:span><text:span text:style-name="T12">pictures</text:span><text:span text:style-name="T6"> used for </text:span><text:span text:style-name="T12">encoding</text:span><text:span text:style-name="T6"> however need to be saved in a special file structure. Each person would have 20 or so pictures and I think I would like to save these either as blobs or references in my database.</text:span></text:p>
                </text:list-item>
                <text:list-item>
                  <text:p text:style-name="P9">I would also like to record the events when the camera sees a face whether its recognized or not. This would include a time stamp, a location and possibly a photo.</text:p>
                </text:list-item>
              </text:list>
            </text:list-item>
          </text:list>
        </text:list-item>
        <text:list-item>
          <text:p text:style-name="P22">Central Command <text:span text:style-name="T21">(CC)</text:span>:<text:span text:style-name="T1"> </text:span></text:p>
          <text:list>
            <text:list-item>
              <text:p text:style-name="P22">Functionality: <text:span text:style-name="T7">Statuses and controls for a</text:span><text:span text:style-name="T1">ll of the lights, the </text:span><text:span text:style-name="T12">thermostat</text:span><text:span text:style-name="T1">, </text:span><text:span text:style-name="T7">fans, windows, curtains, cameras, and locks will be housed here along with any information on residents, resident permissions/</text:span><text:span text:style-name="T12">clearances</text:span><text:span text:style-name="T7">, house layout, and electricity monitoring. Logic will be implemented to maximize energy efficiency and security. For example, rather than turning </text:span><text:soft-page-break/><text:span text:style-name="T7">on the AC when the weather is nice outside, CC will open the windows and turn on the fans. I’ll also have monitors in place to see when people are home so lights are off </text:span><text:span text:style-name="T8">and doors are locked</text:span><text:span text:style-name="T7"> when no</text:span><text:span text:style-name="T8"> ones present.</text:span></text:p>
            </text:list-item>
            <text:list-item>
              <text:p text:style-name="P17"><text:span text:style-name="T15">Data:</text:span><text:span text:style-name="T8"> As you can probably guess, CC will need a chunk of space.</text:span></text:p>
              <text:list>
                <text:list-item>
                  <text:p text:style-name="P10">House layout including all of the rooms, devices in the room (such as lights, locks, and thermometers)</text:p>
                </text:list-item>
                <text:list-item>
                  <text:p text:style-name="P10">Resident info <text:span text:style-name="T23">including</text:span> name, DoB, age, assigned room, which rooms they have access too, phone and computer MAC address. This would also include persons who don’t in the house, but still have access like family.</text:p>
                </text:list-item>
                <text:list-item>
                  <text:p text:style-name="P11">All devices in the house including <text:span text:style-name="T23">lights</text:span>, cameras, speakers, fans, motors, locks, electricity monitor for wall sockets, thermometers, <text:span text:style-name="T23">etc.</text:span></text:p>
                </text:list-item>
                <text:list-item>
                  <text:p text:style-name="P12">From the temp and electricity monitors I’d like to keep metrics every for 30-60 min <text:span text:style-name="T23">increments.</text:span></text:p>
                </text:list-item>
              </text:list>
            </text:list-item>
          </text:list>
        </text:list-item>
        <text:list-item>
          <text:p text:style-name="P23">Kitchen Monitor: </text:p>
          <text:list>
            <text:list-item>
              <text:p text:style-name="P23">Functionality: <text:span text:style-name="T1">A little bit of a back story, I am a little bit of a head ass when it comes to buy food. I have this terrible tendency to buy things that I already had hiding in the back of the fridge. This would essentially be an inventory database which would tell me </text:span><text:span text:style-name="T12">exactly</text:span><text:span text:style-name="T1"> what I already have so I stop double buying stuff. Additionally, it would tell me whats about to go bad so we use it first and keep all of my </text:span><text:span text:style-name="T12">recipes</text:span><text:span text:style-name="T1"> so I can see what can be made first before I go out and buy more food.</text:span></text:p>
            </text:list-item>
            <text:list-item>
              <text:p text:style-name="P24">Data:<text:span text:style-name="T1"> </text:span></text:p>
              <text:list>
                <text:list-item>
                  <text:p text:style-name="P13">All of the edible items including its name, the quantity, the date bought, its shelf life, the sell by/expiration date, and possibly the type of food (spice, canned, dairy, meat, <text:span text:style-name="T23">etc</text:span>…).</text:p>
                </text:list-item>
                <text:list-item>
                  <text:p text:style-name="P15">Recipes</text:p>
                  <text:list>
                    <text:list-item>
                      <text:p text:style-name="P13">Im actually not really sure how I want to store these. I imagine that all of the ingredients would exist as foreign keys but then that would me<text:span text:style-name="T23">a</text:span>n each <text:span text:style-name="T23">recipe</text:span> is a table?? I’m not sure</text:p>
                    </text:list-item>
                  </text:list>
                </text:list-item>
              </text:list>
            </text:list-item>
          </text:list>
        </text:list-item>
        <text:list-item>
          <text:p text:style-name="P24">Farm Monitor:</text:p>
          <text:list>
            <text:list-item>
              <text:p text:style-name="P18"><text:span text:style-name="T16">Functionality: </text:span><text:span text:style-name="T9">If this weather ever gets better, I plan on starting a small herb and tomato garden/aquaponic system. I would use soil sensors, timers, and weather data to water the plants</text:span></text:p>
            </text:list-item>
            <text:list-item>
              <text:p text:style-name="P25">Data: </text:p>
              <text:list>
                <text:list-item>
                  <text:p text:style-name="P14">All of the plants in the garden</text:p>
                </text:list-item>
                <text:list-item>
                  <text:p text:style-name="P14">Soil metrics including pH, water level, whatever else matters.</text:p>
                </text:list-item>
              </text:list>
            </text:list-item>
          </text:list>
        </text:list-item>
        <text:list-item>
          <text:p text:style-name="P25">Inter-App <text:span text:style-name="T23">Communication</text:span>:</text:p>
          <text:list>
            <text:list-item>
              <text:p text:style-name="P19"><text:span text:style-name="T17">Functionality: </text:span><text:span text:style-name="T10"><text:s/>These apps will need to communicate with </text:span><text:span text:style-name="T12">each other</text:span><text:span text:style-name="T11"> as well as </text:span><text:span text:style-name="T12">internal</text:span><text:span text:style-name="T11"> components. Im planning on using a message bus (ZMQ to be specific) which will be comprised of a central broker and application interfaces to send status, files, and in the facial recognition’s case, images. </text:span></text:p>
            </text:list-item>
            <text:list-item>
              <text:p text:style-name="P19"><text:span text:style-name="T18">Data: </text:span><text:span text:style-name="T11">For logging/debugging purposes, I wan’t to include all transactions between applications in the database.</text:spa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08T01:53:19.756998342</meta:creation-date>
    <dc:date>2020-05-12T23:57:59.102217216</dc:date>
    <meta:editing-duration>P1DT22H26M16S</meta:editing-duration>
    <meta:editing-cycles>5</meta:editing-cycles>
    <meta:generator>LibreOffice/6.4.2.2$MacOSX_X86_64 LibreOffice_project/4e471d8c02c9c90f512f7f9ead8875b57fcb1ec3</meta:generator>
    <meta:document-statistic meta:table-count="0" meta:image-count="0" meta:object-count="0" meta:page-count="2" meta:paragraph-count="34" meta:word-count="1053" meta:character-count="5821" meta:non-whitespace-character-count="4818"/>
  </office:meta>
</office:document-meta>
</file>